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5-09-1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5-06-0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5-03-1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4-11-0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4-09-2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4-05-2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4-01-3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3-11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3-07-1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3-04-1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3-01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2-11-1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2-08-0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2-06-2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1-03-1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0-10-01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20-03-0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9-07-10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9-04-1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9-02-0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8-10-15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8-08-21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8-03-1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7-11-0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7-09-0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7-05-1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7-01-3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6-10-2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6-08-1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6-04-27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6-02-0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5-11-0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5-07-1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5-05-1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5-02-1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4-10-0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4-07-30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4-05-2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4-03-0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3-10-3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3-07-2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3-05-0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3-02-1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2-11-0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2-07-31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2-05-1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2-05-03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2-01-2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1-11-0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1-07-19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1-04-20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1-01-2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0-10-2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0-07-22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0-04-2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10-02-1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9-11-1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9-07-1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9-04-30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9-02-1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8-11-1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8-07-0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8-04-2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8-02-0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7-11-06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7-07-3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7-05-1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7-01-3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6-10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6-07-0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6-06-07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6-04-25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2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8-04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7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0952" calcext:value-type="float">
            <text:p>-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0952" calcext:value-type="float">
            <text:p>-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3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8864" calcext:value-type="float">
            <text:p>-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8488" calcext:value-type="float">
            <text:p>-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1056" calcext:value-type="float">
            <text:p>-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536" calcext:value-type="float">
            <text:p>-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8008" calcext:value-type="float">
            <text:p>-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8968" calcext:value-type="float">
            <text:p>-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448" calcext:value-type="float">
            <text:p>-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7632" calcext:value-type="float">
            <text:p>-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688" calcext:value-type="float">
            <text:p>-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116" calcext:value-type="float">
            <text:p>-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164" calcext:value-type="float">
            <text:p>-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6024" calcext:value-type="float">
            <text:p>-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8592" calcext:value-type="float">
            <text:p>-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448" calcext:value-type="float">
            <text:p>-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8864" calcext:value-type="float">
            <text:p>-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0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2976" calcext:value-type="float">
            <text:p>-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212" calcext:value-type="float">
            <text:p>-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4792" calcext:value-type="float">
            <text:p>-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936" calcext:value-type="float">
            <text:p>-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0512" calcext:value-type="float">
            <text:p>-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8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308" calcext:value-type="float">
            <text:p>-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7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7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7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7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5752" calcext:value-type="float">
            <text:p>-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7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7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1576" calcext:value-type="float">
            <text:p>-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227076074703</text:p>
          </table:table-cell>
          <table:table-cell office:value-type="string" calcext:value-type="string">
            <text:p>61B <text:s/>6 SOW 091C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2392" calcext:value-type="float">
            <text:p>-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6" meta:object-count="0"/>
    <meta:user-defined meta:name="AppVersion">3.0</meta:user-defined>
  </office:meta>
</office:document-meta>
</file>